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90f" officeooo:paragraph-rsid="0019e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Git init =&gt; intialzie the git rrepo in the existing directo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45:08.869306300</meta:creation-date>
    <dc:date>2025-02-11T21:45:45.579777200</dc:date>
    <meta:editing-duration>PT38S</meta:editing-duration>
    <meta:editing-cycles>1</meta:editing-cycles>
    <meta:document-statistic meta:table-count="0" meta:image-count="0" meta:object-count="0" meta:page-count="1" meta:paragraph-count="1" meta:word-count="11" meta:character-count="63" meta:non-whitespace-character-count="52"/>
    <meta:generator>LibreOffice/25.2.0.3$Windows_X86_64 LibreOffice_project/e1cf4a87eb02d755bce1a01209907ea5ddc8f069</meta:generator>
  </office:meta>
</office:document-meta>
</file>